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分かってる！　言うな！！　言いたいことは
分かってるんだ！！</text:p>
          </table:table-cell>
          <table:table-cell table:number-columns-repeated="1023"/>
        </table:table-row>
        <table:table-row>
          <table:table-cell table:style-name="ce0" office:value-type="string">
            <text:p>このクソ暑い地域で黒い服とか、頭おかしいって
思ったろ！？　な！？</text:p>
          </table:table-cell>
          <table:table-cell table:number-columns-repeated="1023"/>
        </table:table-row>
        <table:table-row>
          <table:table-cell table:style-name="ce0" office:value-type="string">
            <text:p>そろそろ水が切れそうだから、行商人さんから
買ってこなくちゃ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3T17:42:48+01:00</meta:creation-date>
    <dc:date>2019-11-03T17:42:48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